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B4C6E7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0.9789583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ergy-storage-data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1" table:number-columns-repeated="16360" table:default-cell-style-name="ce1"/>
        <table:table-row table:style-name="ro1">
          <table:table-cell office:value-type="string" table:style-name="ce1">
            <text:p>technology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ref_size_MW</text:p>
          </table:table-cell>
          <table:table-cell office:value-type="string" table:style-name="ce1">
            <text:p>EP_ratio_h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currency_year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arrier_store</text:p>
          </table:table-cell>
          <table:table-cell office:value-type="string" table:style-name="ce1">
            <text:p>carrier_in</text:p>
          </table:table-cell>
          <table:table-cell office:value-type="string" table:style-name="ce1">
            <text:p>carrier_out</text:p>
          </table:table-cell>
          <table:table-cell office:value-type="string" table:style-name="ce1">
            <text:p>p_store_bar</text:p>
          </table:table-cell>
          <table:table-cell office:value-type="string" table:style-name="ce1">
            <text:p>p_in_bar</text:p>
          </table:table-cell>
          <table:table-cell office:value-type="string" table:style-name="ce1">
            <text:p>p_out_bar</text:p>
          </table:table-cell>
          <table:table-cell office:value-type="string" table:style-name="ce1">
            <text:p>t_store_celsius</text:p>
          </table:table-cell>
          <table:table-cell office:value-type="string" table:style-name="ce1">
            <text:p>t_in_celsius</text:p>
          </table:table-cell>
          <table:table-cell office:value-type="string" table:style-name="ce1">
            <text:p>t_out_celsius</text:p>
          </table:table-cell>
          <table:table-cell office:value-type="string" table:style-name="ce1">
            <text:p>purity_store</text:p>
          </table:table-cell>
          <table:table-cell office:value-type="string" table:style-name="ce1">
            <text:p>purity_in</text:p>
          </table:table-cell>
          <table:table-cell office:value-type="string" table:style-name="ce1">
            <text:p>purity_out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109.45" table:style-name="ce1">
            <text:p>109.4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27.57" table:style-name="ce1">
            <text:p>27.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35.19" table:style-name="ce1">
            <text:p>35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2.26" table:style-name="ce1">
            <text:p>42.2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50.71" table:style-name="ce1">
            <text:p>50.7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FOM</text:p>
          </table:table-cell>
          <table:table-cell office:value-type="float" office:value="0.118551" table:formula="of:=([.C3])*0.0043" table:style-name="ce1">
            <text:p>0.118551</text:p>
          </table:table-cell>
          <table:table-cell office:value-type="string" table:style-name="ce1">
            <text:p>$/kWh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FOM</text:p>
          </table:table-cell>
          <table:table-cell office:value-type="float" office:value="19.385999999999999" table:formula="of:=([.C4])*0.3" table:style-name="ce1">
            <text:p>19.386</text:p>
          </table:table-cell>
          <table:table-cell office:value-type="string" table:style-name="ce1">
            <text:p>$/kW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efficiency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167.25" table:style-name="ce1">
            <text:p>167.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36.92" table:style-name="ce1">
            <text:p>36.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FOM</text:p>
          </table:table-cell>
          <table:table-cell office:value-type="float" office:value="0.15875600000000001" table:formula="of:=([.C17])*0.0043" table:style-name="ce1">
            <text:p>0.158756</text:p>
          </table:table-cell>
          <table:table-cell office:value-type="string" table:style-name="ce1">
            <text:p>$/kWh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FOM</text:p>
          </table:table-cell>
          <table:table-cell office:value-type="float" office:value="21.914999999999999" table:formula="of:=([.C18])*0.3" table:style-name="ce1">
            <text:p>21.915</text:p>
          </table:table-cell>
          <table:table-cell office:value-type="string" table:style-name="ce1">
            <text:p>$/kW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decommissioning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efficiency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129.37" table:style-name="ce1">
            <text:p>129.3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26.68" table:style-name="ce1">
            <text:p>26.6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0.159999999999997" table:style-name="ce1">
            <text:p>40.1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8.22" table:style-name="ce1">
            <text:p>48.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57.86" table:style-name="ce1">
            <text:p>57.8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FOM</text:p>
          </table:table-cell>
          <table:table-cell office:value-type="float" office:value="0.11472399999999999" table:formula="of:=([.C31])*0.0043" table:style-name="ce1">
            <text:p>0.11472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FOM</text:p>
          </table:table-cell>
          <table:table-cell office:value-type="float" office:value="19.385999999999999" table:formula="of:=([.C32])*0.3" table:style-name="ce1">
            <text:p>19.38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39)*0.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efficiency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lifeti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lifeti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197.7" table:style-name="ce1">
            <text:p>197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35.729999999999997" table:style-name="ce1">
            <text:p>35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7.33" table:style-name="ce1">
            <text:p>47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56.82" table:style-name="ce1">
            <text:p>56.8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68.19" table:style-name="ce1">
            <text:p>68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FOM</text:p>
          </table:table-cell>
          <table:table-cell office:value-type="float" office:value="0.153639" table:formula="of:=([.C45])*0.0043" table:style-name="ce1">
            <text:p>0.15363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FOM</text:p>
          </table:table-cell>
          <table:table-cell office:value-type="float" office:value="21.914999999999999" table:formula="of:=([.C46])*0.3" table:style-name="ce1">
            <text:p>21.9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decommissioning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efficiency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212.58" table:style-name="ce1">
            <text:p>212.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3.75" table:style-name="ce1">
            <text:p>33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2.36" table:style-name="ce1">
            <text:p>32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5.43" table:style-name="ce1">
            <text:p>45.4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FOM</text:p>
          </table:table-cell>
          <table:table-cell office:value-type="float" office:value="0.91409400000000007" table:formula="of:=([.C58])*0.0043" table:style-name="ce1">
            <text:p>0.9140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FOM</text:p>
          </table:table-cell>
          <table:table-cell office:value-type="float" office:value="35.295000000000002" table:formula="of:=([.C60])*0.3" table:style-name="ce1">
            <text:p>35.29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decommissioning</text:p>
          </table:table-cell>
          <table:table-cell office:value-type="float" office:value="12.04" table:style-name="ce1">
            <text:p>1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efficiency</text:p>
          </table:table-cell>
          <table:table-cell office:value-type="float" office:value="0.88881944173155902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225.98" table:style-name="ce1">
            <text:p>225.9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8.14" table:style-name="ce1">
            <text:p>38.1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1.75" table:style-name="ce1">
            <text:p>41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53.54" table:style-name="ce1">
            <text:p>53.5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FOM</text:p>
          </table:table-cell>
          <table:table-cell office:value-type="float" office:value="0.97171399999999997" table:formula="of:=([.C72])*0.0043" table:style-name="ce1">
            <text:p>0.97171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FOM</text:p>
          </table:table-cell>
          <table:table-cell office:value-type="float" office:value="39.9" table:formula="of:=([.C74])*0.3" table:style-name="ce1">
            <text:p>39.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decommissioning</text:p>
          </table:table-cell>
          <table:table-cell office:value-type="float" office:value="16.89" table:style-name="ce1">
            <text:p>16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efficiency</text:p>
          </table:table-cell>
          <table:table-cell office:value-type="float" office:value="0.88881944173155902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157.79" table:style-name="ce1">
            <text:p>157.7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28.35" table:style-name="ce1">
            <text:p>28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FOM</text:p>
          </table:table-cell>
          <table:table-cell office:value-type="float" office:value="0.67849700000000002" table:formula="of:=([.C86])*0.0043" table:style-name="ce1">
            <text:p>0.6784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FOM</text:p>
          </table:table-cell>
          <table:table-cell office:value-type="float" office:value="35.295000000000002" table:formula="of:=([.C88])*0.3" table:style-name="ce1">
            <text:p>35.29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decommissioning</text:p>
          </table:table-cell>
          <table:table-cell office:value-type="float" office:value="19.77" table:style-name="ce1">
            <text:p>19.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189.83" table:style-name="ce1">
            <text:p>189.8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7.97" table:style-name="ce1">
            <text:p>37.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5.03" table:style-name="ce1">
            <text:p>35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40.299999999999997" table:style-name="ce1">
            <text:p>40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46.35" table:style-name="ce1">
            <text:p>46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FOM</text:p>
          </table:table-cell>
          <table:table-cell office:value-type="float" office:value="0.81626900000000002" table:formula="of:=([.C100])*0.0043" table:style-name="ce1">
            <text:p>0.81626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FOM</text:p>
          </table:table-cell>
          <table:table-cell office:value-type="float" office:value="39.9" table:formula="of:=([.C102])*0.3" table:style-name="ce1">
            <text:p>39.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decommissioning</text:p>
          </table:table-cell>
          <table:table-cell office:value-type="float" office:value="22.95" table:style-name="ce1">
            <text:p>22.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FOM</text:p>
          </table:table-cell>
          <table:table-cell office:value-type="float" office:value="0.6794" table:formula="of:=([.C114])*0.0043" table:style-name="ce1">
            <text:p>0.67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FOM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efficiency</text:p>
          </table:table-cell>
          <table:table-cell office:value-type="float" office:value="0.9" table:formula="of:=((0.75+0.87)/2)^0.5" table:style-name="ce1">
            <text:p>0.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1+0.88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FOM</text:p>
          </table:table-cell>
          <table:table-cell office:value-type="float" office:value="0.84709999999999996" table:formula="of:=([.C128])*0.0043" table:style-name="ce1">
            <text:p>0.847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FO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efficiency</text:p>
          </table:table-cell>
          <table:table-cell office:value-type="float" office:value="0.89162772500635035" table:formula="of:=((0.71+0.88)/2)^0.5" table:style-name="ce1">
            <text:p>0.8916277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FOM</text:p>
          </table:table-cell>
          <table:table-cell office:value-type="float" office:value="1.1911" table:formula="of:=([.C142])*0.0043" table:style-name="ce1">
            <text:p>1.19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FOM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efficiency</text:p>
          </table:table-cell>
          <table:table-cell office:value-type="float" office:value="0.83066238629180744" table:formula="of:=0.69^0.5" table:style-name="ce1">
            <text:p>0.8306623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9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FOM</text:p>
          </table:table-cell>
          <table:table-cell office:value-type="float" office:value="1.4878" table:formula="of:=([.C156])*0.0043" table:style-name="ce1">
            <text:p>1.48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FOM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formula="of:=(0.65)^0.5" table:style-name="ce3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5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FOM</text:p>
          </table:table-cell>
          <table:table-cell office:value-type="float" office:value="0.60199999999999998" table:formula="of:=([.C170])*0.0043" table:style-name="ce1">
            <text:p>0.60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FOM</text:p>
          </table:table-cell>
          <table:table-cell office:value-type="float" office:value="0.43" table:style-name="ce1">
            <text:p>0.4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efficiency</text:p>
          </table:table-cell>
          <table:table-cell office:value-type="float" office:value="0.88881944173155891" table:formula="of:=0.79^0.5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<text:s/>(0.7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FOM</text:p>
          </table:table-cell>
          <table:table-cell office:value-type="float" office:value="0.75249999999999995" table:formula="of:=([.C184])*0.0043" table:style-name="ce1">
            <text:p>0.75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FOM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efficiency</text:p>
          </table:table-cell>
          <table:table-cell office:value-type="float" office:value="0.8660254037844386" table:formula="of:=0.75^0.5" table:style-name="ce1">
            <text:p>0.86602540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75)^0.5, <text:s/>efficiency is not RTE but single way AC-store conversion</text:p>
          </table:table-cell>
          <table:table-cell office:value-type="string" table:style-name="ce1">
            <text:p>p.59 (p.81), Table 4.2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75.2" table:formula="of:=[.C212]*0.8" table:style-name="ce1">
            <text:p>7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17.100000000000001" table:formula="of:=[.C213]*0.9" table:style-name="ce1">
            <text:p>17.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FOM</text:p>
          </table:table-cell>
          <table:table-cell office:value-type="float" office:value="0.32336000000000004" table:formula="of:=([.C198])*0.0043" table:style-name="ce1">
            <text:p>0.323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FOM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efficiency</text:p>
          </table:table-cell>
          <table:table-cell office:value-type="float" office:value="0.79372539331937719" table:formula="of:=0.63^0.5" table:style-name="ce1">
            <text:p>0.79372539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3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FOM</text:p>
          </table:table-cell>
          <table:table-cell office:value-type="float" office:value="0.4042" table:formula="of:=([.C212])*0.0043" table:style-name="ce1">
            <text:p>0.404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FO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efficiency</text:p>
          </table:table-cell>
          <table:table-cell office:value-type="float" office:value="0.76811457478686085" table:formula="of:=0.59^0.5" table:style-name="ce1">
            <text:p>0.7681145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5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mpressed-Air-Adiabatic-Energy</text:p>
          </table:table-cell>
          <table:table-cell office:value-type="string" table:style-name="ce1">
            <text:p>investment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investment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FOM</text:p>
          </table:table-cell>
          <table:table-cell office:value-type="float" office:value="2.6273000000000001E-2" table:formula="of:=([.C226])*0.0043" table:style-name="ce1">
            <text:p>0.0262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FOM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efficiency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ompressed-Air-Adiabatic-Energy</text:p>
          </table:table-cell>
          <table:table-cell office:value-type="string" table:style-name="ce1">
            <text:p>investment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investment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FOM</text:p>
          </table:table-cell>
          <table:table-cell office:value-type="float" office:value="2.6273000000000001E-2" table:formula="of:=([.C233])*0.0043" table:style-name="ce1">
            <text:p>0.0262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FOM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efficiency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Storage-Hydro-Energy</text:p>
          </table:table-cell>
          <table:table-cell office:value-type="string" table:style-name="ce1">
            <text:p>investmen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FOM</text:p>
          </table:table-cell>
          <table:table-cell office:value-type="float" office:value="0.2752" table:formula="of:=([.C240])*0.0043" table:style-name="ce1">
            <text:p>0.275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FOM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efficiency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umped-Storage-Hydro-Energy</text:p>
          </table:table-cell>
          <table:table-cell office:value-type="string" table:style-name="ce1">
            <text:p>investmen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FOM</text:p>
          </table:table-cell>
          <table:table-cell office:value-type="float" office:value="0.2752" table:formula="of:=([.C249])*0.0043" table:style-name="ce1">
            <text:p>0.275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FOM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efficiency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148.75" table:formula="of:=[.C265]*0.85" table:style-name="ce1">
            <text:p>148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investment</text:p>
          </table:table-cell>
          <table:table-cell office:value-type="float" office:value="466" table:formula="of:=[.C266]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FOM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efficiency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investment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FOM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efficiency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108.8" table:formula="of:=[.C279]*0.85" table:style-name="ce1">
            <text:p>108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410" table:formula="of:=[.C280]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Aboveground-Power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Aboveground-Energy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79.899999999999991" table:formula="of:=[.C293]*0.85" table:style-name="ce1">
            <text:p>79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1015" table:formula="of:=[.C294]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Underground-Power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ravity-Water-Underground-Energy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6">
            <text:p>Gravity-Water-Under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1.06" table:style-name="ce1">
            <text:p>1.0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FOM</text:p>
          </table:table-cell>
          <table:table-cell office:value-type="float" office:value="2.3048000000000003E-2" table:formula="of:=[.C302]*0.0043" table:style-name="ce1">
            <text:p>0.0230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FOM</text:p>
          </table:table-cell>
          <table:table-cell office:value-type="float" office:value="4.9405000000000001" table:formula="of:=([.C302])*0.3+0.0043*([.C300]+[.C301])" table:style-name="ce1">
            <text:p>4.94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FOM</text:p>
          </table:table-cell>
          <table:table-cell office:value-type="float" office:value="2.3048000000000003E-2" table:formula="of:=[.C316]*0.0043" table:style-name="ce1">
            <text:p>0.0230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FOM</text:p>
          </table:table-cell>
          <table:table-cell office:value-type="float" office:value="12.9428" table:formula="of:=([.C316])*0.3+0.0043*([.C314]+[.C315])" table:style-name="ce1">
            <text:p>12.942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number-rows-repeated="10482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x</dc:creator>
    <meta:creation-date>2022-11-15T18:19:57Z</meta:creation-date>
    <dc:date>2022-11-15T21:45:38Z</dc:date>
    <meta:editing-cycles>4</meta:editing-cycles>
    <meta:editing-duration>PT887S</meta:editing-duration>
  </office:meta>
</office:document-meta>
</file>